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rtingTime" table:style-name="ta1">
        <table:shapes>
          <draw:frame draw:z-index="0" draw:style-name="gr1" draw:text-style-name="P1" svg:width="6.2988in" svg:height="3.5429in" svg:x="7.3685in" svg:y="0.0181in">
            <draw:object draw:notify-on-update-of-ranges="SortingTime.A1:SortingTime.A1 SortingTime.A2:SortingTime.A23 SortingTime.B1:SortingTime.B1 SortingTime.B2:SortingTime.B23 SortingTime.A1:SortingTime.A1 SortingTime.A2:SortingTime.A23 SortingTime.C1:SortingTime.C1 SortingTime.C2:SortingTime.C23 SortingTime.A1:SortingTime.A1 SortingTime.A2:SortingTime.A23 SortingTime.D1:SortingTime.D1 SortingTime.D2:SortingTime.D23 SortingTime.A1:SortingTime.A1 SortingTime.A2:SortingTime.A23 SortingTime.E1:SortingTime.E1 SortingTime.E2:SortingTime.E23 SortingTime.A1:SortingTime.A1 SortingTime.A2:SortingTime.A23 SortingTime.F1:SortingTime.F1 SortingTime.F2:SortingTime.F23 SortingTime.A1:SortingTime.A1 SortingTime.A2:SortingTime.A23 SortingTime.G1:SortingTime.G1 SortingTime.G2:SortingTime.G23 SortingTime.A1:SortingTime.A1 SortingTime.A2:SortingTime.A23 SortingTime.H1:SortingTime.H1 SortingTime.H2:SortingTime.H23 SortingTime.A1:SortingTime.A1 SortingTime.A2:SortingTime.A23 SortingTime.I1:SortingTime.I1 SortingTime.I2:SortingTime.I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Shaker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BinaryInsertion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Shell</text:p>
          </table:table-cell>
          <table:table-cell office:value-type="string" calcext:value-type="string">
            <text:p>Quick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8148" calcext:value-type="float">
            <text:p>0.008148</text:p>
          </table:table-cell>
          <table:table-cell office:value-type="float" office:value="0.00467" calcext:value-type="float">
            <text:p>0.00467</text:p>
          </table:table-cell>
          <table:table-cell office:value-type="float" office:value="0.004933" calcext:value-type="float">
            <text:p>0.004933</text:p>
          </table:table-cell>
          <table:table-cell office:value-type="float" office:value="0.000962" calcext:value-type="float">
            <text:p>0.000962</text:p>
          </table:table-cell>
          <table:table-cell office:value-type="float" office:value="0.002404" calcext:value-type="float">
            <text:p>0.002404</text:p>
          </table:table-cell>
          <table:table-cell office:value-type="float" office:value="0.00134" calcext:value-type="float">
            <text:p>0.00134</text:p>
          </table:table-cell>
          <table:table-cell office:value-type="float" office:value="0.004378" calcext:value-type="float">
            <text:p>0.004378</text:p>
          </table:table-cell>
          <table:table-cell office:value-type="float" office:value="0.000621" calcext:value-type="float">
            <text:p>0.00062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28807" calcext:value-type="float">
            <text:p>0.028807</text:p>
          </table:table-cell>
          <table:table-cell office:value-type="float" office:value="0.018142" calcext:value-type="float">
            <text:p>0.018142</text:p>
          </table:table-cell>
          <table:table-cell office:value-type="float" office:value="0.017707" calcext:value-type="float">
            <text:p>0.017707</text:p>
          </table:table-cell>
          <table:table-cell office:value-type="float" office:value="0.00367" calcext:value-type="float">
            <text:p>0.00367</text:p>
          </table:table-cell>
          <table:table-cell office:value-type="float" office:value="0.009517" calcext:value-type="float">
            <text:p>0.009517</text:p>
          </table:table-cell>
          <table:table-cell office:value-type="float" office:value="0.004338" calcext:value-type="float">
            <text:p>0.004338</text:p>
          </table:table-cell>
          <table:table-cell office:value-type="float" office:value="0.017492" calcext:value-type="float">
            <text:p>0.017492</text:p>
          </table:table-cell>
          <table:table-cell office:value-type="float" office:value="0.001126" calcext:value-type="float">
            <text:p>0.00112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64765" calcext:value-type="float">
            <text:p>0.064765</text:p>
          </table:table-cell>
          <table:table-cell office:value-type="float" office:value="0.041107" calcext:value-type="float">
            <text:p>0.041107</text:p>
          </table:table-cell>
          <table:table-cell office:value-type="float" office:value="0.039886" calcext:value-type="float">
            <text:p>0.039886</text:p>
          </table:table-cell>
          <table:table-cell office:value-type="float" office:value="0.008123" calcext:value-type="float">
            <text:p>0.008123</text:p>
          </table:table-cell>
          <table:table-cell office:value-type="float" office:value="0.021372" calcext:value-type="float">
            <text:p>0.021372</text:p>
          </table:table-cell>
          <table:table-cell office:value-type="float" office:value="0.008945" calcext:value-type="float">
            <text:p>0.008945</text:p>
          </table:table-cell>
          <table:table-cell office:value-type="float" office:value="0.042273" calcext:value-type="float">
            <text:p>0.042273</text:p>
          </table:table-cell>
          <table:table-cell office:value-type="float" office:value="0.001932" calcext:value-type="float">
            <text:p>0.0019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119492" calcext:value-type="float">
            <text:p>0.119492</text:p>
          </table:table-cell>
          <table:table-cell office:value-type="float" office:value="0.074024" calcext:value-type="float">
            <text:p>0.074024</text:p>
          </table:table-cell>
          <table:table-cell office:value-type="float" office:value="0.072218" calcext:value-type="float">
            <text:p>0.072218</text:p>
          </table:table-cell>
          <table:table-cell office:value-type="float" office:value="0.01453" calcext:value-type="float">
            <text:p>0.01453</text:p>
          </table:table-cell>
          <table:table-cell office:value-type="float" office:value="0.03794" calcext:value-type="float">
            <text:p>0.03794</text:p>
          </table:table-cell>
          <table:table-cell office:value-type="float" office:value="0.015127" calcext:value-type="float">
            <text:p>0.015127</text:p>
          </table:table-cell>
          <table:table-cell office:value-type="float" office:value="0.070449" calcext:value-type="float">
            <text:p>0.070449</text:p>
          </table:table-cell>
          <table:table-cell office:value-type="float" office:value="0.002666" calcext:value-type="float">
            <text:p>0.00266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186841" calcext:value-type="float">
            <text:p>0.186841</text:p>
          </table:table-cell>
          <table:table-cell office:value-type="float" office:value="0.116768" calcext:value-type="float">
            <text:p>0.116768</text:p>
          </table:table-cell>
          <table:table-cell office:value-type="float" office:value="0.11158" calcext:value-type="float">
            <text:p>0.11158</text:p>
          </table:table-cell>
          <table:table-cell office:value-type="float" office:value="0.023292" calcext:value-type="float">
            <text:p>0.023292</text:p>
          </table:table-cell>
          <table:table-cell office:value-type="float" office:value="0.059265" calcext:value-type="float">
            <text:p>0.059265</text:p>
          </table:table-cell>
          <table:table-cell office:value-type="float" office:value="0.022953" calcext:value-type="float">
            <text:p>0.022953</text:p>
          </table:table-cell>
          <table:table-cell office:value-type="float" office:value="0.11992" calcext:value-type="float">
            <text:p>0.11992</text:p>
          </table:table-cell>
          <table:table-cell office:value-type="float" office:value="0.003109" calcext:value-type="float">
            <text:p>0.00310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267471" calcext:value-type="float">
            <text:p>0.267471</text:p>
          </table:table-cell>
          <table:table-cell office:value-type="float" office:value="0.168639" calcext:value-type="float">
            <text:p>0.168639</text:p>
          </table:table-cell>
          <table:table-cell office:value-type="float" office:value="0.162086" calcext:value-type="float">
            <text:p>0.162086</text:p>
          </table:table-cell>
          <table:table-cell office:value-type="float" office:value="0.032857" calcext:value-type="float">
            <text:p>0.032857</text:p>
          </table:table-cell>
          <table:table-cell office:value-type="float" office:value="0.086023" calcext:value-type="float">
            <text:p>0.086023</text:p>
          </table:table-cell>
          <table:table-cell office:value-type="float" office:value="0.032282" calcext:value-type="float">
            <text:p>0.032282</text:p>
          </table:table-cell>
          <table:table-cell office:value-type="float" office:value="0.170744" calcext:value-type="float">
            <text:p>0.170744</text:p>
          </table:table-cell>
          <table:table-cell office:value-type="float" office:value="0.003994" calcext:value-type="float">
            <text:p>0.003994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368647" calcext:value-type="float">
            <text:p>0.368647</text:p>
          </table:table-cell>
          <table:table-cell office:value-type="float" office:value="0.228112" calcext:value-type="float">
            <text:p>0.228112</text:p>
          </table:table-cell>
          <table:table-cell office:value-type="float" office:value="0.218451" calcext:value-type="float">
            <text:p>0.218451</text:p>
          </table:table-cell>
          <table:table-cell office:value-type="float" office:value="0.043745" calcext:value-type="float">
            <text:p>0.043745</text:p>
          </table:table-cell>
          <table:table-cell office:value-type="float" office:value="0.116015" calcext:value-type="float">
            <text:p>0.116015</text:p>
          </table:table-cell>
          <table:table-cell office:value-type="float" office:value="0.042988" calcext:value-type="float">
            <text:p>0.042988</text:p>
          </table:table-cell>
          <table:table-cell office:value-type="float" office:value="0.21665" calcext:value-type="float">
            <text:p>0.21665</text:p>
          </table:table-cell>
          <table:table-cell office:value-type="float" office:value="0.004689" calcext:value-type="float">
            <text:p>0.00468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48047" calcext:value-type="float">
            <text:p>0.48047</text:p>
          </table:table-cell>
          <table:table-cell office:value-type="float" office:value="0.297445" calcext:value-type="float">
            <text:p>0.297445</text:p>
          </table:table-cell>
          <table:table-cell office:value-type="float" office:value="0.28504" calcext:value-type="float">
            <text:p>0.28504</text:p>
          </table:table-cell>
          <table:table-cell office:value-type="float" office:value="0.057839" calcext:value-type="float">
            <text:p>0.057839</text:p>
          </table:table-cell>
          <table:table-cell office:value-type="float" office:value="0.151508" calcext:value-type="float">
            <text:p>0.151508</text:p>
          </table:table-cell>
          <table:table-cell office:value-type="float" office:value="0.05546" calcext:value-type="float">
            <text:p>0.05546</text:p>
          </table:table-cell>
          <table:table-cell office:value-type="float" office:value="0.280483" calcext:value-type="float">
            <text:p>0.280483</text:p>
          </table:table-cell>
          <table:table-cell office:value-type="float" office:value="0.005382" calcext:value-type="float">
            <text:p>0.005382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606596" calcext:value-type="float">
            <text:p>0.606596</text:p>
          </table:table-cell>
          <table:table-cell office:value-type="float" office:value="0.374271" calcext:value-type="float">
            <text:p>0.374271</text:p>
          </table:table-cell>
          <table:table-cell office:value-type="float" office:value="0.359148" calcext:value-type="float">
            <text:p>0.359148</text:p>
          </table:table-cell>
          <table:table-cell office:value-type="float" office:value="0.071587" calcext:value-type="float">
            <text:p>0.071587</text:p>
          </table:table-cell>
          <table:table-cell office:value-type="float" office:value="0.191627" calcext:value-type="float">
            <text:p>0.191627</text:p>
          </table:table-cell>
          <table:table-cell office:value-type="float" office:value="0.069269" calcext:value-type="float">
            <text:p>0.069269</text:p>
          </table:table-cell>
          <table:table-cell office:value-type="float" office:value="0.387806" calcext:value-type="float">
            <text:p>0.387806</text:p>
          </table:table-cell>
          <table:table-cell office:value-type="float" office:value="0.00639" calcext:value-type="float">
            <text:p>0.0063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751158" calcext:value-type="float">
            <text:p>0.751158</text:p>
          </table:table-cell>
          <table:table-cell office:value-type="float" office:value="0.462485" calcext:value-type="float">
            <text:p>0.462485</text:p>
          </table:table-cell>
          <table:table-cell office:value-type="float" office:value="0.442743" calcext:value-type="float">
            <text:p>0.442743</text:p>
          </table:table-cell>
          <table:table-cell office:value-type="float" office:value="0.087653" calcext:value-type="float">
            <text:p>0.087653</text:p>
          </table:table-cell>
          <table:table-cell office:value-type="float" office:value="0.236404" calcext:value-type="float">
            <text:p>0.236404</text:p>
          </table:table-cell>
          <table:table-cell office:value-type="float" office:value="0.084746" calcext:value-type="float">
            <text:p>0.084746</text:p>
          </table:table-cell>
          <table:table-cell office:value-type="float" office:value="0.476084" calcext:value-type="float">
            <text:p>0.476084</text:p>
          </table:table-cell>
          <table:table-cell office:value-type="float" office:value="0.00697" calcext:value-type="float">
            <text:p>0.00697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08225" calcext:value-type="float">
            <text:p>1.08225</text:p>
          </table:table-cell>
          <table:table-cell office:value-type="float" office:value="0.666733" calcext:value-type="float">
            <text:p>0.666733</text:p>
          </table:table-cell>
          <table:table-cell office:value-type="float" office:value="0.641016" calcext:value-type="float">
            <text:p>0.641016</text:p>
          </table:table-cell>
          <table:table-cell office:value-type="float" office:value="0.126346" calcext:value-type="float">
            <text:p>0.126346</text:p>
          </table:table-cell>
          <table:table-cell office:value-type="float" office:value="0.340616" calcext:value-type="float">
            <text:p>0.340616</text:p>
          </table:table-cell>
          <table:table-cell office:value-type="float" office:value="0.120353" calcext:value-type="float">
            <text:p>0.120353</text:p>
          </table:table-cell>
          <table:table-cell office:value-type="float" office:value="0.680883" calcext:value-type="float">
            <text:p>0.680883</text:p>
          </table:table-cell>
          <table:table-cell office:value-type="float" office:value="0.008249" calcext:value-type="float">
            <text:p>0.00824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.91403" calcext:value-type="float">
            <text:p>1.91403</text:p>
          </table:table-cell>
          <table:table-cell office:value-type="float" office:value="1.18468" calcext:value-type="float">
            <text:p>1.18468</text:p>
          </table:table-cell>
          <table:table-cell office:value-type="float" office:value="1.1397" calcext:value-type="float">
            <text:p>1.1397</text:p>
          </table:table-cell>
          <table:table-cell office:value-type="float" office:value="0.222593" calcext:value-type="float">
            <text:p>0.222593</text:p>
          </table:table-cell>
          <table:table-cell office:value-type="float" office:value="0.605104" calcext:value-type="float">
            <text:p>0.605104</text:p>
          </table:table-cell>
          <table:table-cell office:value-type="float" office:value="0.210389" calcext:value-type="float">
            <text:p>0.210389</text:p>
          </table:table-cell>
          <table:table-cell office:value-type="float" office:value="1.124" calcext:value-type="float">
            <text:p>1.124</text:p>
          </table:table-cell>
          <table:table-cell office:value-type="float" office:value="0.01106" calcext:value-type="float">
            <text:p>0.0110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98545" calcext:value-type="float">
            <text:p>2.98545</text:p>
          </table:table-cell>
          <table:table-cell office:value-type="float" office:value="1.85703" calcext:value-type="float">
            <text:p>1.85703</text:p>
          </table:table-cell>
          <table:table-cell office:value-type="float" office:value="1.78248" calcext:value-type="float">
            <text:p>1.78248</text:p>
          </table:table-cell>
          <table:table-cell office:value-type="float" office:value="0.352734" calcext:value-type="float">
            <text:p>0.352734</text:p>
          </table:table-cell>
          <table:table-cell office:value-type="float" office:value="0.94575" calcext:value-type="float">
            <text:p>0.94575</text:p>
          </table:table-cell>
          <table:table-cell office:value-type="float" office:value="0.325359" calcext:value-type="float">
            <text:p>0.325359</text:p>
          </table:table-cell>
          <table:table-cell office:value-type="float" office:value="1.91439" calcext:value-type="float">
            <text:p>1.91439</text:p>
          </table:table-cell>
          <table:table-cell office:value-type="float" office:value="0.013803" calcext:value-type="float">
            <text:p>0.013803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4.27178" calcext:value-type="float">
            <text:p>4.27178</text:p>
          </table:table-cell>
          <table:table-cell office:value-type="float" office:value="2.67512" calcext:value-type="float">
            <text:p>2.67512</text:p>
          </table:table-cell>
          <table:table-cell office:value-type="float" office:value="2.56714" calcext:value-type="float">
            <text:p>2.56714</text:p>
          </table:table-cell>
          <table:table-cell office:value-type="float" office:value="0.503701" calcext:value-type="float">
            <text:p>0.503701</text:p>
          </table:table-cell>
          <table:table-cell office:value-type="float" office:value="1.3607" calcext:value-type="float">
            <text:p>1.3607</text:p>
          </table:table-cell>
          <table:table-cell office:value-type="float" office:value="0.466026" calcext:value-type="float">
            <text:p>0.466026</text:p>
          </table:table-cell>
          <table:table-cell office:value-type="float" office:value="2.72855" calcext:value-type="float">
            <text:p>2.72855</text:p>
          </table:table-cell>
          <table:table-cell office:value-type="float" office:value="0.01699" calcext:value-type="float">
            <text:p>0.01699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5.78854" calcext:value-type="float">
            <text:p>5.78854</text:p>
          </table:table-cell>
          <table:table-cell office:value-type="float" office:value="3.63951" calcext:value-type="float">
            <text:p>3.63951</text:p>
          </table:table-cell>
          <table:table-cell office:value-type="float" office:value="3.48891" calcext:value-type="float">
            <text:p>3.48891</text:p>
          </table:table-cell>
          <table:table-cell office:value-type="float" office:value="0.684523" calcext:value-type="float">
            <text:p>0.684523</text:p>
          </table:table-cell>
          <table:table-cell office:value-type="float" office:value="1.8529" calcext:value-type="float">
            <text:p>1.8529</text:p>
          </table:table-cell>
          <table:table-cell office:value-type="float" office:value="0.62773" calcext:value-type="float">
            <text:p>0.62773</text:p>
          </table:table-cell>
          <table:table-cell office:value-type="float" office:value="3.4678" calcext:value-type="float">
            <text:p>3.4678</text:p>
          </table:table-cell>
          <table:table-cell office:value-type="float" office:value="0.019615" calcext:value-type="float">
            <text:p>0.01961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7.534" calcext:value-type="float">
            <text:p>7.534</text:p>
          </table:table-cell>
          <table:table-cell office:value-type="float" office:value="4.74045" calcext:value-type="float">
            <text:p>4.74045</text:p>
          </table:table-cell>
          <table:table-cell office:value-type="float" office:value="4.54944" calcext:value-type="float">
            <text:p>4.54944</text:p>
          </table:table-cell>
          <table:table-cell office:value-type="float" office:value="0.893721" calcext:value-type="float">
            <text:p>0.893721</text:p>
          </table:table-cell>
          <table:table-cell office:value-type="float" office:value="2.41732" calcext:value-type="float">
            <text:p>2.41732</text:p>
          </table:table-cell>
          <table:table-cell office:value-type="float" office:value="0.817834" calcext:value-type="float">
            <text:p>0.817834</text:p>
          </table:table-cell>
          <table:table-cell office:value-type="float" office:value="4.50011" calcext:value-type="float">
            <text:p>4.50011</text:p>
          </table:table-cell>
          <table:table-cell office:value-type="float" office:value="0.022326" calcext:value-type="float">
            <text:p>0.022326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9.5135" calcext:value-type="float">
            <text:p>9.5135</text:p>
          </table:table-cell>
          <table:table-cell office:value-type="float" office:value="6.00492" calcext:value-type="float">
            <text:p>6.00492</text:p>
          </table:table-cell>
          <table:table-cell office:value-type="float" office:value="5.75561" calcext:value-type="float">
            <text:p>5.75561</text:p>
          </table:table-cell>
          <table:table-cell office:value-type="float" office:value="1.13167" calcext:value-type="float">
            <text:p>1.13167</text:p>
          </table:table-cell>
          <table:table-cell office:value-type="float" office:value="3.06272" calcext:value-type="float">
            <text:p>3.06272</text:p>
          </table:table-cell>
          <table:table-cell office:value-type="float" office:value="1.03459" calcext:value-type="float">
            <text:p>1.03459</text:p>
          </table:table-cell>
          <table:table-cell office:value-type="float" office:value="6.20302" calcext:value-type="float">
            <text:p>6.20302</text:p>
          </table:table-cell>
          <table:table-cell office:value-type="float" office:value="0.025473" calcext:value-type="float">
            <text:p>0.025473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1.7118" calcext:value-type="float">
            <text:p>11.7118</text:p>
          </table:table-cell>
          <table:table-cell office:value-type="float" office:value="7.39868" calcext:value-type="float">
            <text:p>7.39868</text:p>
          </table:table-cell>
          <table:table-cell office:value-type="float" office:value="7.09683" calcext:value-type="float">
            <text:p>7.09683</text:p>
          </table:table-cell>
          <table:table-cell office:value-type="float" office:value="1.39275" calcext:value-type="float">
            <text:p>1.39275</text:p>
          </table:table-cell>
          <table:table-cell office:value-type="float" office:value="3.77852" calcext:value-type="float">
            <text:p>3.77852</text:p>
          </table:table-cell>
          <table:table-cell office:value-type="float" office:value="1.28193" calcext:value-type="float">
            <text:p>1.28193</text:p>
          </table:table-cell>
          <table:table-cell office:value-type="float" office:value="7.63335" calcext:value-type="float">
            <text:p>7.63335</text:p>
          </table:table-cell>
          <table:table-cell office:value-type="float" office:value="0.02861" calcext:value-type="float">
            <text:p>0.02861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46.5169" calcext:value-type="float">
            <text:p>46.5169</text:p>
          </table:table-cell>
          <table:table-cell office:value-type="float" office:value="29.6505" calcext:value-type="float">
            <text:p>29.6505</text:p>
          </table:table-cell>
          <table:table-cell office:value-type="float" office:value="28.3064" calcext:value-type="float">
            <text:p>28.3064</text:p>
          </table:table-cell>
          <table:table-cell office:value-type="float" office:value="5.66296" calcext:value-type="float">
            <text:p>5.66296</text:p>
          </table:table-cell>
          <table:table-cell office:value-type="float" office:value="15.1076" calcext:value-type="float">
            <text:p>15.1076</text:p>
          </table:table-cell>
          <table:table-cell office:value-type="float" office:value="5.00805" calcext:value-type="float">
            <text:p>5.00805</text:p>
          </table:table-cell>
          <table:table-cell office:value-type="float" office:value="30.4279" calcext:value-type="float">
            <text:p>30.4279</text:p>
          </table:table-cell>
          <table:table-cell office:value-type="float" office:value="0.058471" calcext:value-type="float">
            <text:p>0.05847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4.037" calcext:value-type="float">
            <text:p>104.037</text:p>
          </table:table-cell>
          <table:table-cell office:value-type="float" office:value="66.3172" calcext:value-type="float">
            <text:p>66.3172</text:p>
          </table:table-cell>
          <table:table-cell office:value-type="float" office:value="63.3323" calcext:value-type="float">
            <text:p>63.3323</text:p>
          </table:table-cell>
          <table:table-cell office:value-type="float" office:value="12.5008" calcext:value-type="float">
            <text:p>12.5008</text:p>
          </table:table-cell>
          <table:table-cell office:value-type="float" office:value="33.9825" calcext:value-type="float">
            <text:p>33.9825</text:p>
          </table:table-cell>
          <table:table-cell office:value-type="float" office:value="11.5645" calcext:value-type="float">
            <text:p>11.5645</text:p>
          </table:table-cell>
          <table:table-cell office:value-type="float" office:value="62.5888" calcext:value-type="float">
            <text:p>62.5888</text:p>
          </table:table-cell>
          <table:table-cell office:value-type="float" office:value="0.08919" calcext:value-type="float">
            <text:p>0.0891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85.169" calcext:value-type="float">
            <text:p>185.169</text:p>
          </table:table-cell>
          <table:table-cell office:value-type="float" office:value="118.121" calcext:value-type="float">
            <text:p>118.121</text:p>
          </table:table-cell>
          <table:table-cell office:value-type="float" office:value="112.679" calcext:value-type="float">
            <text:p>112.679</text:p>
          </table:table-cell>
          <table:table-cell office:value-type="float" office:value="22.5967" calcext:value-type="float">
            <text:p>22.5967</text:p>
          </table:table-cell>
          <table:table-cell office:value-type="float" office:value="60.423" calcext:value-type="float">
            <text:p>60.423</text:p>
          </table:table-cell>
          <table:table-cell office:value-type="float" office:value="19.8919" calcext:value-type="float">
            <text:p>19.8919</text:p>
          </table:table-cell>
          <table:table-cell office:value-type="float" office:value="121.22" calcext:value-type="float">
            <text:p>121.22</text:p>
          </table:table-cell>
          <table:table-cell office:value-type="float" office:value="0.120137" calcext:value-type="float">
            <text:p>0.12013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88.892" calcext:value-type="float">
            <text:p>288.892</text:p>
          </table:table-cell>
          <table:table-cell office:value-type="float" office:value="184.286" calcext:value-type="float">
            <text:p>184.286</text:p>
          </table:table-cell>
          <table:table-cell office:value-type="float" office:value="175.828" calcext:value-type="float">
            <text:p>175.828</text:p>
          </table:table-cell>
          <table:table-cell office:value-type="float" office:value="35.2741" calcext:value-type="float">
            <text:p>35.2741</text:p>
          </table:table-cell>
          <table:table-cell office:value-type="float" office:value="94.4827" calcext:value-type="float">
            <text:p>94.4827</text:p>
          </table:table-cell>
          <table:table-cell office:value-type="float" office:value="31.7393" calcext:value-type="float">
            <text:p>31.7393</text:p>
          </table:table-cell>
          <table:table-cell office:value-type="float" office:value="178.734" calcext:value-type="float">
            <text:p>178.734</text:p>
          </table:table-cell>
          <table:table-cell office:value-type="float" office:value="0.151159" calcext:value-type="float">
            <text:p>0.1511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09T14:45:35.580200661</dc:date>
    <meta:editing-duration>PT1M41S</meta:editing-duration>
    <meta:editing-cycles>1</meta:editing-cycles>
    <meta:document-statistic meta:table-count="1" meta:cell-count="207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54cm" svg:y="2.458cm" style:legend-expansion="high" chart:style-name="ch2"/>
        <chart:plot-area chart:style-name="ch3" table:cell-range-address="SortingTime.A1:SortingTime.I23" chart:data-source-has-labels="row" svg:x="0.32cm" svg:y="0.18cm" svg:width="11.714cm" svg:height="8.64cm">
          <chart:coordinate-region svg:x="1.127cm" svg:y="0.38cm" svg:width="10.3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ortingTime.B2:SortingTime.B23" chart:label-cell-address="SortingTime.B1:SortingTime.B1" chart:class="chart:scatter">
            <chart:domain table:cell-range-address="SortingTime.A2:SortingTime.A23"/>
            <chart:data-point chart:repeated="22"/>
          </chart:series>
          <chart:series chart:style-name="ch8" chart:values-cell-range-address="SortingTime.C2:SortingTime.C23" chart:label-cell-address="SortingTime.C1:SortingTime.C1" chart:class="chart:scatter">
            <chart:data-point chart:repeated="22"/>
          </chart:series>
          <chart:series chart:style-name="ch9" chart:values-cell-range-address="SortingTime.D2:SortingTime.D23" chart:label-cell-address="SortingTime.D1:SortingTime.D1" chart:class="chart:scatter">
            <chart:data-point chart:repeated="22"/>
          </chart:series>
          <chart:series chart:style-name="ch10" chart:values-cell-range-address="SortingTime.E2:SortingTime.E23" chart:label-cell-address="SortingTime.E1:SortingTime.E1" chart:class="chart:scatter">
            <chart:data-point chart:repeated="22"/>
          </chart:series>
          <chart:series chart:style-name="ch11" chart:values-cell-range-address="SortingTime.F2:SortingTime.F23" chart:label-cell-address="SortingTime.F1:SortingTime.F1" chart:class="chart:scatter">
            <chart:data-point chart:repeated="22"/>
          </chart:series>
          <chart:series chart:style-name="ch12" chart:values-cell-range-address="SortingTime.G2:SortingTime.G23" chart:label-cell-address="SortingTime.G1:SortingTime.G1" chart:class="chart:scatter">
            <chart:data-point chart:repeated="22"/>
          </chart:series>
          <chart:series chart:style-name="ch13" chart:values-cell-range-address="SortingTime.H2:SortingTime.H23" chart:label-cell-address="SortingTime.H1:SortingTime.H1" chart:class="chart:scatter">
            <chart:data-point chart:repeated="22"/>
          </chart:series>
          <chart:series chart:style-name="ch14" chart:values-cell-range-address="SortingTime.I2:SortingTime.I23" chart:label-cell-address="SortingTime.I1:SortingTime.I1" chart:class="chart:scatter">
            <chart:data-point chart:repeated="2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ubble</text:p>
                <draw:g>
                  <svg:desc>SortingTime.B1:SortingTime.B1</svg:desc>
                </draw:g>
              </table:table-cell>
              <table:table-cell office:value-type="string">
                <text:p>Shaker</text:p>
                <draw:g>
                  <svg:desc>SortingTime.C1:SortingTime.C1</svg:desc>
                </draw:g>
              </table:table-cell>
              <table:table-cell office:value-type="string">
                <text:p>Insertion</text:p>
                <draw:g>
                  <svg:desc>SortingTime.D1:SortingTime.D1</svg:desc>
                </draw:g>
              </table:table-cell>
              <table:table-cell office:value-type="string">
                <text:p>BinaryInsertion</text:p>
                <draw:g>
                  <svg:desc>SortingTime.E1:SortingTime.E1</svg:desc>
                </draw:g>
              </table:table-cell>
              <table:table-cell office:value-type="string">
                <text:p>Selection</text:p>
                <draw:g>
                  <svg:desc>SortingTime.F1:SortingTime.F1</svg:desc>
                </draw:g>
              </table:table-cell>
              <table:table-cell office:value-type="string">
                <text:p>Merge</text:p>
                <draw:g>
                  <svg:desc>SortingTime.G1:SortingTime.G1</svg:desc>
                </draw:g>
              </table:table-cell>
              <table:table-cell office:value-type="string">
                <text:p>Shell</text:p>
                <draw:g>
                  <svg:desc>SortingTime.H1:SortingTime.H1</svg:desc>
                </draw:g>
              </table:table-cell>
              <table:table-cell office:value-type="string">
                <text:p>Quick</text:p>
                <draw:g>
                  <svg:desc>SortingTime.I1:SortingTime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ortingTime.A2:SortingTime.A23</svg:desc>
                </draw:g>
              </table:table-cell>
              <table:table-cell office:value-type="float" office:value="0.008148">
                <text:p>0.008148</text:p>
                <draw:g>
                  <svg:desc>SortingTime.B2:SortingTime.B23</svg:desc>
                </draw:g>
              </table:table-cell>
              <table:table-cell office:value-type="float" office:value="0.00467">
                <text:p>0.00467</text:p>
                <draw:g>
                  <svg:desc>SortingTime.C2:SortingTime.C23</svg:desc>
                </draw:g>
              </table:table-cell>
              <table:table-cell office:value-type="float" office:value="0.004933">
                <text:p>0.004933</text:p>
                <draw:g>
                  <svg:desc>SortingTime.D2:SortingTime.D23</svg:desc>
                </draw:g>
              </table:table-cell>
              <table:table-cell office:value-type="float" office:value="0.000962">
                <text:p>0.000962</text:p>
                <draw:g>
                  <svg:desc>SortingTime.E2:SortingTime.E23</svg:desc>
                </draw:g>
              </table:table-cell>
              <table:table-cell office:value-type="float" office:value="0.002404">
                <text:p>0.002404</text:p>
                <draw:g>
                  <svg:desc>SortingTime.F2:SortingTime.F23</svg:desc>
                </draw:g>
              </table:table-cell>
              <table:table-cell office:value-type="float" office:value="0.00134">
                <text:p>0.00134</text:p>
                <draw:g>
                  <svg:desc>SortingTime.G2:SortingTime.G23</svg:desc>
                </draw:g>
              </table:table-cell>
              <table:table-cell office:value-type="float" office:value="0.004378">
                <text:p>0.004378</text:p>
                <draw:g>
                  <svg:desc>SortingTime.H2:SortingTime.H23</svg:desc>
                </draw:g>
              </table:table-cell>
              <table:table-cell office:value-type="float" office:value="0.000621">
                <text:p>0.000621</text:p>
                <draw:g>
                  <svg:desc>SortingTime.I2:SortingTime.I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28807">
                <text:p>0.028807</text:p>
              </table:table-cell>
              <table:table-cell office:value-type="float" office:value="0.018142">
                <text:p>0.018142</text:p>
              </table:table-cell>
              <table:table-cell office:value-type="float" office:value="0.017707">
                <text:p>0.017707</text:p>
              </table:table-cell>
              <table:table-cell office:value-type="float" office:value="0.00367">
                <text:p>0.00367</text:p>
              </table:table-cell>
              <table:table-cell office:value-type="float" office:value="0.009517">
                <text:p>0.009517</text:p>
              </table:table-cell>
              <table:table-cell office:value-type="float" office:value="0.004338">
                <text:p>0.004338</text:p>
              </table:table-cell>
              <table:table-cell office:value-type="float" office:value="0.017492">
                <text:p>0.017492</text:p>
              </table:table-cell>
              <table:table-cell office:value-type="float" office:value="0.001126">
                <text:p>0.0011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064765">
                <text:p>0.064765</text:p>
              </table:table-cell>
              <table:table-cell office:value-type="float" office:value="0.041107">
                <text:p>0.041107</text:p>
              </table:table-cell>
              <table:table-cell office:value-type="float" office:value="0.039886">
                <text:p>0.039886</text:p>
              </table:table-cell>
              <table:table-cell office:value-type="float" office:value="0.008123">
                <text:p>0.008123</text:p>
              </table:table-cell>
              <table:table-cell office:value-type="float" office:value="0.021372">
                <text:p>0.021372</text:p>
              </table:table-cell>
              <table:table-cell office:value-type="float" office:value="0.008945">
                <text:p>0.008945</text:p>
              </table:table-cell>
              <table:table-cell office:value-type="float" office:value="0.042273">
                <text:p>0.042273</text:p>
              </table:table-cell>
              <table:table-cell office:value-type="float" office:value="0.001932">
                <text:p>0.0019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119492">
                <text:p>0.119492</text:p>
              </table:table-cell>
              <table:table-cell office:value-type="float" office:value="0.074024">
                <text:p>0.074024</text:p>
              </table:table-cell>
              <table:table-cell office:value-type="float" office:value="0.072218">
                <text:p>0.072218</text:p>
              </table:table-cell>
              <table:table-cell office:value-type="float" office:value="0.01453">
                <text:p>0.01453</text:p>
              </table:table-cell>
              <table:table-cell office:value-type="float" office:value="0.03794">
                <text:p>0.03794</text:p>
              </table:table-cell>
              <table:table-cell office:value-type="float" office:value="0.015127">
                <text:p>0.015127</text:p>
              </table:table-cell>
              <table:table-cell office:value-type="float" office:value="0.070449">
                <text:p>0.070449</text:p>
              </table:table-cell>
              <table:table-cell office:value-type="float" office:value="0.002666">
                <text:p>0.0026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186841">
                <text:p>0.186841</text:p>
              </table:table-cell>
              <table:table-cell office:value-type="float" office:value="0.116768">
                <text:p>0.116768</text:p>
              </table:table-cell>
              <table:table-cell office:value-type="float" office:value="0.11158">
                <text:p>0.11158</text:p>
              </table:table-cell>
              <table:table-cell office:value-type="float" office:value="0.023292">
                <text:p>0.023292</text:p>
              </table:table-cell>
              <table:table-cell office:value-type="float" office:value="0.059265">
                <text:p>0.059265</text:p>
              </table:table-cell>
              <table:table-cell office:value-type="float" office:value="0.022953">
                <text:p>0.022953</text:p>
              </table:table-cell>
              <table:table-cell office:value-type="float" office:value="0.11992">
                <text:p>0.11992</text:p>
              </table:table-cell>
              <table:table-cell office:value-type="float" office:value="0.003109">
                <text:p>0.0031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267471">
                <text:p>0.267471</text:p>
              </table:table-cell>
              <table:table-cell office:value-type="float" office:value="0.168639">
                <text:p>0.168639</text:p>
              </table:table-cell>
              <table:table-cell office:value-type="float" office:value="0.162086">
                <text:p>0.162086</text:p>
              </table:table-cell>
              <table:table-cell office:value-type="float" office:value="0.032857">
                <text:p>0.032857</text:p>
              </table:table-cell>
              <table:table-cell office:value-type="float" office:value="0.086023">
                <text:p>0.086023</text:p>
              </table:table-cell>
              <table:table-cell office:value-type="float" office:value="0.032282">
                <text:p>0.032282</text:p>
              </table:table-cell>
              <table:table-cell office:value-type="float" office:value="0.170744">
                <text:p>0.170744</text:p>
              </table:table-cell>
              <table:table-cell office:value-type="float" office:value="0.003994">
                <text:p>0.003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368647">
                <text:p>0.368647</text:p>
              </table:table-cell>
              <table:table-cell office:value-type="float" office:value="0.228112">
                <text:p>0.228112</text:p>
              </table:table-cell>
              <table:table-cell office:value-type="float" office:value="0.218451">
                <text:p>0.218451</text:p>
              </table:table-cell>
              <table:table-cell office:value-type="float" office:value="0.043745">
                <text:p>0.043745</text:p>
              </table:table-cell>
              <table:table-cell office:value-type="float" office:value="0.116015">
                <text:p>0.116015</text:p>
              </table:table-cell>
              <table:table-cell office:value-type="float" office:value="0.042988">
                <text:p>0.042988</text:p>
              </table:table-cell>
              <table:table-cell office:value-type="float" office:value="0.21665">
                <text:p>0.21665</text:p>
              </table:table-cell>
              <table:table-cell office:value-type="float" office:value="0.004689">
                <text:p>0.004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48047">
                <text:p>0.48047</text:p>
              </table:table-cell>
              <table:table-cell office:value-type="float" office:value="0.297445">
                <text:p>0.297445</text:p>
              </table:table-cell>
              <table:table-cell office:value-type="float" office:value="0.28504">
                <text:p>0.28504</text:p>
              </table:table-cell>
              <table:table-cell office:value-type="float" office:value="0.057839">
                <text:p>0.057839</text:p>
              </table:table-cell>
              <table:table-cell office:value-type="float" office:value="0.151508">
                <text:p>0.151508</text:p>
              </table:table-cell>
              <table:table-cell office:value-type="float" office:value="0.05546">
                <text:p>0.05546</text:p>
              </table:table-cell>
              <table:table-cell office:value-type="float" office:value="0.280483">
                <text:p>0.280483</text:p>
              </table:table-cell>
              <table:table-cell office:value-type="float" office:value="0.005382">
                <text:p>0.005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606596">
                <text:p>0.606596</text:p>
              </table:table-cell>
              <table:table-cell office:value-type="float" office:value="0.374271">
                <text:p>0.374271</text:p>
              </table:table-cell>
              <table:table-cell office:value-type="float" office:value="0.359148">
                <text:p>0.359148</text:p>
              </table:table-cell>
              <table:table-cell office:value-type="float" office:value="0.071587">
                <text:p>0.071587</text:p>
              </table:table-cell>
              <table:table-cell office:value-type="float" office:value="0.191627">
                <text:p>0.191627</text:p>
              </table:table-cell>
              <table:table-cell office:value-type="float" office:value="0.069269">
                <text:p>0.069269</text:p>
              </table:table-cell>
              <table:table-cell office:value-type="float" office:value="0.387806">
                <text:p>0.387806</text:p>
              </table:table-cell>
              <table:table-cell office:value-type="float" office:value="0.00639">
                <text:p>0.006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751158">
                <text:p>0.751158</text:p>
              </table:table-cell>
              <table:table-cell office:value-type="float" office:value="0.462485">
                <text:p>0.462485</text:p>
              </table:table-cell>
              <table:table-cell office:value-type="float" office:value="0.442743">
                <text:p>0.442743</text:p>
              </table:table-cell>
              <table:table-cell office:value-type="float" office:value="0.087653">
                <text:p>0.087653</text:p>
              </table:table-cell>
              <table:table-cell office:value-type="float" office:value="0.236404">
                <text:p>0.236404</text:p>
              </table:table-cell>
              <table:table-cell office:value-type="float" office:value="0.084746">
                <text:p>0.084746</text:p>
              </table:table-cell>
              <table:table-cell office:value-type="float" office:value="0.476084">
                <text:p>0.476084</text:p>
              </table:table-cell>
              <table:table-cell office:value-type="float" office:value="0.00697">
                <text:p>0.00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">
                <text:p>6000</text:p>
              </table:table-cell>
              <table:table-cell office:value-type="float" office:value="1.08225">
                <text:p>1.08225</text:p>
              </table:table-cell>
              <table:table-cell office:value-type="float" office:value="0.666733">
                <text:p>0.666733</text:p>
              </table:table-cell>
              <table:table-cell office:value-type="float" office:value="0.641016">
                <text:p>0.641016</text:p>
              </table:table-cell>
              <table:table-cell office:value-type="float" office:value="0.126346">
                <text:p>0.126346</text:p>
              </table:table-cell>
              <table:table-cell office:value-type="float" office:value="0.340616">
                <text:p>0.340616</text:p>
              </table:table-cell>
              <table:table-cell office:value-type="float" office:value="0.120353">
                <text:p>0.120353</text:p>
              </table:table-cell>
              <table:table-cell office:value-type="float" office:value="0.680883">
                <text:p>0.680883</text:p>
              </table:table-cell>
              <table:table-cell office:value-type="float" office:value="0.008249">
                <text:p>0.0082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">
                <text:p>8000</text:p>
              </table:table-cell>
              <table:table-cell office:value-type="float" office:value="1.91403">
                <text:p>1.91403</text:p>
              </table:table-cell>
              <table:table-cell office:value-type="float" office:value="1.18468">
                <text:p>1.18468</text:p>
              </table:table-cell>
              <table:table-cell office:value-type="float" office:value="1.1397">
                <text:p>1.1397</text:p>
              </table:table-cell>
              <table:table-cell office:value-type="float" office:value="0.222593">
                <text:p>0.222593</text:p>
              </table:table-cell>
              <table:table-cell office:value-type="float" office:value="0.605104">
                <text:p>0.605104</text:p>
              </table:table-cell>
              <table:table-cell office:value-type="float" office:value="0.210389">
                <text:p>0.210389</text:p>
              </table:table-cell>
              <table:table-cell office:value-type="float" office:value="1.124">
                <text:p>1.124</text:p>
              </table:table-cell>
              <table:table-cell office:value-type="float" office:value="0.01106">
                <text:p>0.01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">
                <text:p>10000</text:p>
              </table:table-cell>
              <table:table-cell office:value-type="float" office:value="2.98545">
                <text:p>2.98545</text:p>
              </table:table-cell>
              <table:table-cell office:value-type="float" office:value="1.85703">
                <text:p>1.85703</text:p>
              </table:table-cell>
              <table:table-cell office:value-type="float" office:value="1.78248">
                <text:p>1.78248</text:p>
              </table:table-cell>
              <table:table-cell office:value-type="float" office:value="0.352734">
                <text:p>0.352734</text:p>
              </table:table-cell>
              <table:table-cell office:value-type="float" office:value="0.94575">
                <text:p>0.94575</text:p>
              </table:table-cell>
              <table:table-cell office:value-type="float" office:value="0.325359">
                <text:p>0.325359</text:p>
              </table:table-cell>
              <table:table-cell office:value-type="float" office:value="1.91439">
                <text:p>1.91439</text:p>
              </table:table-cell>
              <table:table-cell office:value-type="float" office:value="0.013803">
                <text:p>0.0138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000">
                <text:p>12000</text:p>
              </table:table-cell>
              <table:table-cell office:value-type="float" office:value="4.27178">
                <text:p>4.27178</text:p>
              </table:table-cell>
              <table:table-cell office:value-type="float" office:value="2.67512">
                <text:p>2.67512</text:p>
              </table:table-cell>
              <table:table-cell office:value-type="float" office:value="2.56714">
                <text:p>2.56714</text:p>
              </table:table-cell>
              <table:table-cell office:value-type="float" office:value="0.503701">
                <text:p>0.503701</text:p>
              </table:table-cell>
              <table:table-cell office:value-type="float" office:value="1.3607">
                <text:p>1.3607</text:p>
              </table:table-cell>
              <table:table-cell office:value-type="float" office:value="0.466026">
                <text:p>0.466026</text:p>
              </table:table-cell>
              <table:table-cell office:value-type="float" office:value="2.72855">
                <text:p>2.72855</text:p>
              </table:table-cell>
              <table:table-cell office:value-type="float" office:value="0.01699">
                <text:p>0.01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">
                <text:p>14000</text:p>
              </table:table-cell>
              <table:table-cell office:value-type="float" office:value="5.78854">
                <text:p>5.78854</text:p>
              </table:table-cell>
              <table:table-cell office:value-type="float" office:value="3.63951">
                <text:p>3.63951</text:p>
              </table:table-cell>
              <table:table-cell office:value-type="float" office:value="3.48891">
                <text:p>3.48891</text:p>
              </table:table-cell>
              <table:table-cell office:value-type="float" office:value="0.684523">
                <text:p>0.684523</text:p>
              </table:table-cell>
              <table:table-cell office:value-type="float" office:value="1.8529">
                <text:p>1.8529</text:p>
              </table:table-cell>
              <table:table-cell office:value-type="float" office:value="0.62773">
                <text:p>0.62773</text:p>
              </table:table-cell>
              <table:table-cell office:value-type="float" office:value="3.4678">
                <text:p>3.4678</text:p>
              </table:table-cell>
              <table:table-cell office:value-type="float" office:value="0.019615">
                <text:p>0.0196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00">
                <text:p>16000</text:p>
              </table:table-cell>
              <table:table-cell office:value-type="float" office:value="7.534">
                <text:p>7.534</text:p>
              </table:table-cell>
              <table:table-cell office:value-type="float" office:value="4.74045">
                <text:p>4.74045</text:p>
              </table:table-cell>
              <table:table-cell office:value-type="float" office:value="4.54944">
                <text:p>4.54944</text:p>
              </table:table-cell>
              <table:table-cell office:value-type="float" office:value="0.893721">
                <text:p>0.893721</text:p>
              </table:table-cell>
              <table:table-cell office:value-type="float" office:value="2.41732">
                <text:p>2.41732</text:p>
              </table:table-cell>
              <table:table-cell office:value-type="float" office:value="0.817834">
                <text:p>0.817834</text:p>
              </table:table-cell>
              <table:table-cell office:value-type="float" office:value="4.50011">
                <text:p>4.50011</text:p>
              </table:table-cell>
              <table:table-cell office:value-type="float" office:value="0.022326">
                <text:p>0.022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000">
                <text:p>18000</text:p>
              </table:table-cell>
              <table:table-cell office:value-type="float" office:value="9.5135">
                <text:p>9.5135</text:p>
              </table:table-cell>
              <table:table-cell office:value-type="float" office:value="6.00492">
                <text:p>6.00492</text:p>
              </table:table-cell>
              <table:table-cell office:value-type="float" office:value="5.75561">
                <text:p>5.75561</text:p>
              </table:table-cell>
              <table:table-cell office:value-type="float" office:value="1.13167">
                <text:p>1.13167</text:p>
              </table:table-cell>
              <table:table-cell office:value-type="float" office:value="3.06272">
                <text:p>3.06272</text:p>
              </table:table-cell>
              <table:table-cell office:value-type="float" office:value="1.03459">
                <text:p>1.03459</text:p>
              </table:table-cell>
              <table:table-cell office:value-type="float" office:value="6.20302">
                <text:p>6.20302</text:p>
              </table:table-cell>
              <table:table-cell office:value-type="float" office:value="0.025473">
                <text:p>0.025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">
                <text:p>20000</text:p>
              </table:table-cell>
              <table:table-cell office:value-type="float" office:value="11.7118">
                <text:p>11.7118</text:p>
              </table:table-cell>
              <table:table-cell office:value-type="float" office:value="7.39868">
                <text:p>7.39868</text:p>
              </table:table-cell>
              <table:table-cell office:value-type="float" office:value="7.09683">
                <text:p>7.09683</text:p>
              </table:table-cell>
              <table:table-cell office:value-type="float" office:value="1.39275">
                <text:p>1.39275</text:p>
              </table:table-cell>
              <table:table-cell office:value-type="float" office:value="3.77852">
                <text:p>3.77852</text:p>
              </table:table-cell>
              <table:table-cell office:value-type="float" office:value="1.28193">
                <text:p>1.28193</text:p>
              </table:table-cell>
              <table:table-cell office:value-type="float" office:value="7.63335">
                <text:p>7.63335</text:p>
              </table:table-cell>
              <table:table-cell office:value-type="float" office:value="0.02861">
                <text:p>0.028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000">
                <text:p>40000</text:p>
              </table:table-cell>
              <table:table-cell office:value-type="float" office:value="46.5169">
                <text:p>46.5169</text:p>
              </table:table-cell>
              <table:table-cell office:value-type="float" office:value="29.6505">
                <text:p>29.6505</text:p>
              </table:table-cell>
              <table:table-cell office:value-type="float" office:value="28.3064">
                <text:p>28.3064</text:p>
              </table:table-cell>
              <table:table-cell office:value-type="float" office:value="5.66296">
                <text:p>5.66296</text:p>
              </table:table-cell>
              <table:table-cell office:value-type="float" office:value="15.1076">
                <text:p>15.1076</text:p>
              </table:table-cell>
              <table:table-cell office:value-type="float" office:value="5.00805">
                <text:p>5.00805</text:p>
              </table:table-cell>
              <table:table-cell office:value-type="float" office:value="30.4279">
                <text:p>30.4279</text:p>
              </table:table-cell>
              <table:table-cell office:value-type="float" office:value="0.058471">
                <text:p>0.0584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000">
                <text:p>60000</text:p>
              </table:table-cell>
              <table:table-cell office:value-type="float" office:value="104.037">
                <text:p>104.037</text:p>
              </table:table-cell>
              <table:table-cell office:value-type="float" office:value="66.3172">
                <text:p>66.3172</text:p>
              </table:table-cell>
              <table:table-cell office:value-type="float" office:value="63.3323">
                <text:p>63.3323</text:p>
              </table:table-cell>
              <table:table-cell office:value-type="float" office:value="12.5008">
                <text:p>12.5008</text:p>
              </table:table-cell>
              <table:table-cell office:value-type="float" office:value="33.9825">
                <text:p>33.9825</text:p>
              </table:table-cell>
              <table:table-cell office:value-type="float" office:value="11.5645">
                <text:p>11.5645</text:p>
              </table:table-cell>
              <table:table-cell office:value-type="float" office:value="62.5888">
                <text:p>62.5888</text:p>
              </table:table-cell>
              <table:table-cell office:value-type="float" office:value="0.08919">
                <text:p>0.089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">
                <text:p>80000</text:p>
              </table:table-cell>
              <table:table-cell office:value-type="float" office:value="185.169">
                <text:p>185.169</text:p>
              </table:table-cell>
              <table:table-cell office:value-type="float" office:value="118.121">
                <text:p>118.121</text:p>
              </table:table-cell>
              <table:table-cell office:value-type="float" office:value="112.679">
                <text:p>112.679</text:p>
              </table:table-cell>
              <table:table-cell office:value-type="float" office:value="22.5967">
                <text:p>22.5967</text:p>
              </table:table-cell>
              <table:table-cell office:value-type="float" office:value="60.423">
                <text:p>60.423</text:p>
              </table:table-cell>
              <table:table-cell office:value-type="float" office:value="19.8919">
                <text:p>19.8919</text:p>
              </table:table-cell>
              <table:table-cell office:value-type="float" office:value="121.22">
                <text:p>121.22</text:p>
              </table:table-cell>
              <table:table-cell office:value-type="float" office:value="0.120137">
                <text:p>0.120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0000">
                <text:p>100000</text:p>
              </table:table-cell>
              <table:table-cell office:value-type="float" office:value="288.892">
                <text:p>288.892</text:p>
              </table:table-cell>
              <table:table-cell office:value-type="float" office:value="184.286">
                <text:p>184.286</text:p>
              </table:table-cell>
              <table:table-cell office:value-type="float" office:value="175.828">
                <text:p>175.828</text:p>
              </table:table-cell>
              <table:table-cell office:value-type="float" office:value="35.2741">
                <text:p>35.2741</text:p>
              </table:table-cell>
              <table:table-cell office:value-type="float" office:value="94.4827">
                <text:p>94.4827</text:p>
              </table:table-cell>
              <table:table-cell office:value-type="float" office:value="31.7393">
                <text:p>31.7393</text:p>
              </table:table-cell>
              <table:table-cell office:value-type="float" office:value="178.734">
                <text:p>178.734</text:p>
              </table:table-cell>
              <table:table-cell office:value-type="float" office:value="0.151159">
                <text:p>0.1511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